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949cm"/>
    </style:style>
    <style:style style:name="pr1" style:family="presentation" style:parent-style-name="_31_030_25_20Wt._25_20Intro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text-properties style:font-name="Segoe UI Semibold"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indent="0cm" style:text-autospace="none"/>
    </style:style>
    <style:style style:name="T1" style:family="text">
      <style:text-properties fo:color="#000000" style:font-name="Segoe UI Semibold" fo:font-size="28pt" style:text-underline-style="solid" style:text-underline-width="auto" style:text-underline-color="font-color" fo:font-weight="bold" style:font-name-asian="Segoe UI" style:font-size-asian="28pt" style:font-weight-asian="bold" style:font-name-complex="Segoe UI" style:font-size-complex="28pt" style:font-weight-complex="bold"/>
    </style:style>
    <style:style style:name="T2" style:family="text">
      <style:text-properties fo:color="#000000" style:font-name="Segoe UI1" fo:font-size="32pt" fo:font-weight="bold" style:font-name-asian="Segoe UI" style:font-size-asian="32pt" style:font-weight-asian="bold" style:font-name-complex="Segoe UI" style:font-size-complex="32pt" style:font-weight-complex="bold"/>
    </style:style>
    <style:style style:name="T3" style:family="text">
      <style:text-properties fo:color="#000000" style:text-position="super 58%" style:font-name="Segoe UI" fo:font-size="32pt" fo:font-style="italic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style:style style:name="T4" style:family="text">
      <style:text-properties fo:color="#000000" style:font-name="Segoe UI Semibold" fo:font-size="32pt" fo:font-style="italic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style:style style:name="T5" style:family="text">
      <style:text-properties fo:color="#000000" style:text-position="super 58%" style:font-name="Segoe UI Semibold" fo:font-size="32pt" fo:font-style="italic" style:font-name-asian="Segoe UI" style:font-size-asian="32pt" style:font-style-asian="italic" style:font-name-complex="Segoe UI" style:font-size-complex="32pt" style:font-style-complex="italic"/>
    </style:style>
    <style:style style:name="T6" style:family="text">
      <style:text-properties fo:color="#000000" style:font-name="Segoe UI Semibold" fo:font-size="32pt" fo:font-style="italic" style:font-name-asian="Segoe UI" style:font-size-asian="32pt" style:font-style-asian="italic" style:font-name-complex="Segoe UI" style:font-size-complex="32pt" style:font-style-complex="italic"/>
    </style:style>
    <style:style style:name="T7" style:family="text">
      <style:text-properties fo:color="#000000" style:text-position="super 58%" style:font-name="Segoe UI Semibold1" fo:font-size="32pt" fo:font-style="italic" style:font-name-asian="Segoe UI" style:font-size-asian="32pt" style:font-style-asian="italic" style:font-name-complex="Segoe UI" style:font-size-complex="32pt" style:font-style-complex="italic"/>
    </style:style>
    <style:style style:name="T8" style:family="text">
      <style:text-properties fo:color="#000000" style:font-name="Segoe UI Semibold1" fo:font-size="32pt" fo:font-style="italic" style:font-name-asian="Segoe UI" style:font-size-asian="32pt" style:font-style-asian="italic" style:font-name-complex="Segoe UI" style:font-size-complex="32pt" style:font-style-complex="italic"/>
    </style:style>
    <style:style style:name="T9" style:family="text">
      <style:text-properties fo:color="#000000" style:font-name="Segoe UI Semibold" fo:font-size="20pt" style:font-name-asian="Segoe UI" style:font-size-asian="20pt" style:font-name-complex="Segoe UI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030_25_20Wt._25_20Intro" presentation:presentation-page-layout-name="AL1T0">
        <office:forms form:automatic-focus="false" form:apply-design-mode="false"/>
        <draw:frame draw:style-name="gr1" draw:text-style-name="P2" draw:layer="layout" svg:width="24.638cm" svg:height="3.063cm" svg:x="1.524cm" svg:y="0.762cm">
          <draw:text-box>
            <text:p text:style-name="P1"><text:span text:style-name="T1">Holy Gospel</text:span></text:p>
            <text:p text:style-name="P1"><text:span text:style-name="T2">Matthew 14:13–21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_31_030_25_20Wt._25_20Intro">
        <office:forms form:automatic-focus="false" form:apply-design-mode="false"/>
        <draw:frame draw:style-name="gr3" draw:text-style-name="P2" draw:layer="layout" svg:width="24.638cm" svg:height="7.766cm" svg:x="1.524cm" svg:y="0.762cm">
          <draw:text-box>
            <text:p text:style-name="P4"><text:span text:style-name="T3">13</text:span><text:span text:style-name="T4">Now when Jesus heard [about the death of John], he withdrew from there in a boat to a desolate place by himself. But when the crowds heard it, they followed him on foot from the town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31_030_25_20Wt._25_20Intro">
        <office:forms form:automatic-focus="false" form:apply-design-mode="false"/>
        <draw:frame draw:style-name="gr4" draw:text-style-name="P2" draw:layer="layout" svg:width="24.638cm" svg:height="4.76cm" svg:x="1.524cm" svg:y="0.762cm">
          <draw:text-box>
            <text:p text:style-name="P4"><text:span text:style-name="T5">14</text:span><text:span text:style-name="T6">When he went ashore he saw a great crowd, and he had compassion on them and healed their sick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_31_030_25_20Wt._25_20Intro">
        <office:forms form:automatic-focus="false" form:apply-design-mode="false"/>
        <draw:frame draw:style-name="gr3" draw:text-style-name="P2" draw:layer="layout" svg:width="24.638cm" svg:height="7.766cm" svg:x="1.524cm" svg:y="0.762cm">
          <draw:text-box>
            <text:p text:style-name="P4"><text:span text:style-name="T5">15</text:span><text:span text:style-name="T6">Now when it was evening, the disciples came to him and said, “This is a desolate place, and the day is now over; send the crowds away to go into the villages and buy food for themselves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_31_030_25_20Wt._25_20Intro">
        <office:forms form:automatic-focus="false" form:apply-design-mode="false"/>
        <draw:frame draw:style-name="gr5" draw:text-style-name="P2" draw:layer="layout" svg:width="24.638cm" svg:height="6.263cm" svg:x="1.524cm" svg:y="0.762cm">
          <draw:text-box>
            <text:p text:style-name="P4"><text:span text:style-name="T7">16</text:span><text:span text:style-name="T8">But Jesus said, “They need not go away; you give them something to eat.” </text:span><text:span text:style-name="T7">17</text:span><text:span text:style-name="T8">They said to him, “We have only five loaves here and two fish.” </text:span><text:span text:style-name="T7">18</text:span><text:span text:style-name="T8">And he said, “Bring them here to me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_31_030_25_20Wt._25_20Intro">
        <office:forms form:automatic-focus="false" form:apply-design-mode="false"/>
        <draw:frame draw:style-name="gr5" draw:text-style-name="P2" draw:layer="layout" svg:width="24.638cm" svg:height="6.263cm" svg:x="1.524cm" svg:y="0.762cm">
          <draw:text-box>
            <text:p text:style-name="P4"><text:span text:style-name="T7">19</text:span><text:span text:style-name="T8">Then he ordered the crowds to sit down on the grass, and taking the five loaves and the two fish, he looked up to heaven and said a bless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_31_030_25_20Wt._25_20Intro">
        <office:forms form:automatic-focus="false" form:apply-design-mode="false"/>
        <draw:frame draw:style-name="gr4" draw:text-style-name="P2" draw:layer="layout" svg:width="24.638cm" svg:height="4.76cm" svg:x="1.524cm" svg:y="0.762cm">
          <draw:text-box>
            <text:p text:style-name="P4"><text:span text:style-name="T8">Then he broke the loaves and gave them to the disciples, and the disciples gave them to the crowd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_31_030_25_20Wt._25_20Intro">
        <office:forms form:automatic-focus="false" form:apply-design-mode="false"/>
        <draw:frame draw:style-name="gr6" draw:text-style-name="P2" draw:layer="layout" svg:width="24.638cm" svg:height="7.199cm" svg:x="1.524cm" svg:y="0.762cm">
          <draw:text-box>
            <text:p text:style-name="P4"><text:span text:style-name="T5">20</text:span><text:span text:style-name="T6">And they all ate and were satisfied. And they took up twelve baskets full of the broken pieces left over. </text:span><text:span text:style-name="T5">21</text:span><text:span text:style-name="T6">And those who ate were about five thousand men, besides women and children</text:span><text:span text:style-name="T9">.</text:span></text:p>
            <text:p text:style-name="P4"><text:span text:style-name="T9"/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office:forms form:automatic-focus="false" form:apply-design-mode="false"/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3T09:49:34.721000000</meta:creation-date>
    <dc:title>bluwht blank</dc:title>
    <meta:editing-duration>PT7M</meta:editing-duration>
    <meta:editing-cycles>5</meta:editing-cycles>
    <meta:generator>LibreOffice/5.4.0.3$Windows_X86_64 LibreOffice_project/7556cbc6811c9d992f4064ab9287069087d7f62c</meta:generator>
    <dc:date>2017-08-03T17:41:40.988000000</dc:date>
    <meta:document-statistic meta:object-count="56"/>
  </office:meta>
</office:document-meta>
</file>